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Noto Sans" svg:font-family="'Noto Sans'" style:font-family-generic="swiss"/>
    <style:font-face style:name="Noto Sans Arabic UI" svg:font-family="'Noto Sans Arabic U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ender">
      <style:text-properties officeooo:paragraph-rsid="001e3d7b"/>
    </style:style>
    <style:style style:name="P3" style:family="paragraph" style:parent-style-name="Text_20_body">
      <style:text-properties officeooo:paragraph-rsid="001e3d7b"/>
    </style:style>
    <style:style style:name="P4" style:family="paragraph" style:parent-style-name="Sender" style:master-page-name="First_20_Page">
      <style:paragraph-properties style:page-number="auto"/>
      <style:text-properties officeooo:paragraph-rsid="001e3d7b"/>
    </style:style>
    <style:style style:name="P5" style:family="paragraph" style:parent-style-name="Text_20_body">
      <style:text-properties officeooo:rsid="00215586" officeooo:paragraph-rsid="00215586"/>
    </style:style>
    <style:style style:name="T1" style:family="text">
      <style:text-properties fo:font-size="10pt" fo:font-weight="normal" officeooo:rsid="001e3d7b"/>
    </style:style>
    <style:style style:name="T2" style:family="text">
      <style:text-properties style:text-position="super 58%" fo:font-size="10pt" fo:font-weight="normal" officeooo:rsid="001e3d7b"/>
    </style:style>
    <style:style style:name="T3" style:family="text">
      <style:text-properties officeooo:rsid="001e8826"/>
    </style:style>
    <style:style style:name="T4" style:family="text">
      <style:text-properties officeooo:rsid="001f6f21"/>
    </style:style>
    <number:date-style style:name="N41"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Bradley K DePuy<text:line-break/>4250 NE 132</text:span><text:span text:style-name="T2">nd</text:span><text:span text:style-name="T1"> Court<text:line-break/>Williston, Florida 32696</text:span></text:p>
      <text:p text:style-name="P2"><text:placeholder text:placeholder-type="text">&lt;Title&gt;</text:placeholder><text:placeholder text:placeholder-type="text">&lt;Recipient's name&gt;</text:placeholder><text:line-break/><text:placeholder text:placeholder-type="text">&lt;address street&gt;</text:placeholder><text:line-break/><text:placeholder text:placeholder-type="text">&lt;address postal code&gt;</text:placeholder><text:placeholder text:placeholder-type="text">&lt;address city&gt;</text:placeholder><text:line-break/><text:placeholder text:placeholder-type="text">&lt;state&gt;</text:placeholder></text:p>
      <text:p text:style-name="Text_20_body"><text:date style:data-style-name="N41" text:date-value="2026-02-28T13:59:35.778686581" text:fixed="true">February 28, 2026</text:date></text:p>
      <text:p text:style-name="Text_20_body">Dear <text:placeholder text:placeholder-type="text">&lt;Title&gt;</text:placeholder><text:placeholder text:placeholder-type="text">&lt;Recipient's name&gt;</text:placeholder>, </text:p>
      <text:p text:style-name="Text_20_body">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3">Every existing framework begins after something. Quantum mechanics, relativity, cosmology — each starts inside a universe already running. What is proposed here starts before. Not a new theory within the existing space but a new floor beneath it. <text:s/><text:span text:style-name="T3">A potential new beginning </text:span><text:span text:style-name="T4">that may apply </text:span><text:span text:style-name="T3">across all domains. </text:span></text:p>
      <text:p text:style-name="P3">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Text_20_body">The paper is formally archived. The argument is coherent. The reach is genuine.<text:line-break/><text:tab/>Version 0.1 | DOI: 10.5281/zenodo.18804587 | CC BY 4.0</text:p>
      <text:p text:style-name="Text_20_body"><text:span text:style-name="T4">I am</text:span> seventy-eight, live rurally, and hold no academic credentials. I am telling you that last because you deserve to know it, not because it changes what the framework does.</text:p>
      <text:p text:style-name="Text_20_body">If it holds, it holds on its own terms. Five minutes will tell you whether it's worth more of your time.</text:p>
      <text:p text:style-name="Text_20_body"/>
      <text:p text:style-name="Text_20_body"/>
      <text:p text:style-name="Text_20_body">Yours sincerely,</text:p>
      <text:p text:style-name="P5">Bradley K. DePu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Noto Sans" svg:font-family="'Noto Sans'" style:font-family-generic="swiss"/>
    <style:font-face style:name="Noto Sans Arabic UI" svg:font-family="'Noto Sans Arabic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Sender" style:family="paragraph" style:parent-style-name="Standard" style:class="extra">
      <style:paragraph-properties fo:margin-top="0in" fo:margin-bottom="0.3937in" style:contextual-spacing="false">
        <style:tab-stops>
          <style:tab-stop style:position="5.4516in" style:type="right"/>
        </style:tab-stops>
      </style:paragraph-properties>
      <style:text-properties fo:font-size="10pt" officeooo:rsid="000c5d28"/>
    </style:style>
    <style:style style:name="Addressee" style:family="paragraph" style:parent-style-name="Standard" style:class="extra">
      <style:paragraph-properties fo:margin-top="0in" fo:margin-bottom="0.3937in" style:contextual-spacing="false"/>
      <style:text-properties fo:font-size="10pt" officeooo:rsid="000e487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laceholder" style:family="text">
      <style:text-properties fo:font-variant="small-caps" fo:color="#008080" loext:opacity="100%" style:text-underline-style="dotte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8T13:59:36.179025092</meta:creation-date>
    <meta:editing-duration>PT14M17S</meta:editing-duration>
    <meta:editing-cycles>5</meta:editing-cycles>
    <meta:generator>LibreOffice/24.2.7.2$Linux_X86_64 LibreOffice_project/420$Build-2</meta:generator>
    <dc:description>Modern business letter with sans-serif font </dc:description>
    <dc:title>Modern business letter sans-serif</dc:title>
    <dc:date>2026-03-01T14:13:37.180926309</dc:date>
    <meta:document-statistic meta:table-count="0" meta:image-count="0" meta:object-count="0" meta:page-count="1" meta:paragraph-count="13" meta:word-count="239" meta:character-count="1510" meta:non-whitespace-character-count="1277"/>
    <meta:template xlink:type="simple" xlink:actuate="onRequest" xlink:title="Modern business letter sans-serif" xlink:href="../../../../../usr/lib/libreoffice/share/template/common/officorr/Modern_business_letter_sans_serif.ott" meta:date="2026-02-28T13:59:35.778672540"/>
  </office:meta>
</office:document-meta>
</file>